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orphans="1" fo:widows="2" fo:text-indent="0cm" style:auto-text-indent="false"/>
      <style:text-properties fo:text-transform="uppercase" fo:color="#000000" style:font-name="Source Sans Pro" fo:font-size="10.5pt" fo:letter-spacing="normal" fo:font-style="normal" fo:font-weight="bold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loext:contextual-spacing="false" fo:orphans="30" fo:widows="2" fo:text-indent="0cm" style:auto-text-indent="false"/>
      <style:text-properties fo:text-transform="uppercase" fo:color="#000000" style:font-name="Source Sans Pro" fo:font-size="10.5pt" fo:letter-spacing="normal" fo:font-style="normal" fo:font-weight="bold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loext:contextual-spacing="false" fo:orphans="30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 style:font-name-asian="Source Sans Pro" style:font-size-asian="10.5pt" style:font-style-asian="normal" style:font-weight-asian="normal" style:font-name-complex="Source Sans Pro" style:font-size-complex="10.5pt" style:font-style-complex="normal" style:font-weight-complex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30" fo:widows="2" fo:text-indent="0cm" style:auto-text-indent="false" fo:padding="0cm" fo:border="none"/>
      <style:text-properties fo:font-variant="normal" fo:text-transform="none" fo:color="#000000" style:font-name="Source Sans Pro" fo:font-size="10.5pt" fo:letter-spacing="normal" fo:font-style="normal" fo:font-weight="bold"/>
    </style:style>
    <style:style style:name="P5" style:family="paragraph" style:parent-style-name="Standard">
      <style:paragraph-properties fo:margin-top="0cm" fo:margin-bottom="0.499cm" loext:contextual-spacing="false" fo:line-height="100%" fo:orphans="2" fo:widows="2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6" style:family="paragraph" style:parent-style-name="Text_20_body">
      <style:paragraph-properties fo:line-height="100%" fo:orphans="2" fo:widows="2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orphans="2" fo:widows="2"/>
    </style:style>
    <style:style style:name="P8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Source Sans Pro" fo:font-size="10.5pt" fo:letter-spacing="normal" fo:font-style="normal" fo:font-weight="bold" loext:padding="0cm" loext:border="none"/>
    </style:style>
    <style:style style:name="P9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Source Sans Pro" fo:font-size="10.5pt" fo:letter-spacing="normal" fo:font-style="normal" fo:font-weight="bold"/>
    </style:style>
    <style:style style:name="P10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11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Source Sans Pro" fo:font-size="10.5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Source Sans Pro" fo:font-size="10.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1565c0" style:font-name="Source Sans Pro" fo:font-size="9.75pt" fo:letter-spacing="normal" fo:font-style="normal" fo:font-weight="normal" fo:background-color="#1565c0" loext:padding="0.049cm" loext:border="1.5pt solid #000000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7b1fa2" style:font-name="Source Sans Pro" fo:font-size="9.75pt" fo:letter-spacing="normal" fo:font-style="normal" fo:font-weight="normal" fo:background-color="#7b1fa2" loext:padding="0.049cm" loext:border="1.5pt solid #000000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01579b" style:font-name="Source Sans Pro" fo:font-size="9.75pt" fo:letter-spacing="normal" fo:font-style="normal" fo:font-weight="normal" fo:background-color="#01579b" loext:padding="0.049cm" loext:border="1.5pt solid #000000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1a237e" style:font-name="Source Sans Pro" fo:font-size="9.75pt" fo:letter-spacing="normal" fo:font-style="normal" fo:font-weight="normal" fo:background-color="#1a237e" loext:padding="0.049cm" loext:border="1.5pt solid #000000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6a1b9a" style:font-name="Source Sans Pro" fo:font-size="9.75pt" fo:letter-spacing="normal" fo:font-style="normal" fo:font-weight="normal" fo:background-color="#6a1b9a" loext:padding="0.049cm" loext:border="1.5pt solid #000000"/>
    </style:style>
    <style:style style:name="P19" style:family="paragraph" style:parent-style-name="Text_20_body">
      <style:paragraph-properties fo:margin-top="0cm" fo:margin-bottom="0cm" loext:contextual-spacing="false" fo:line-height="100%" fo:text-align="end" style:justify-single-word="false" fo:orphans="2" fo:widows="2"/>
      <style:text-properties fo:text-transform="capitalize" fo:color="#000000" style:font-name="Source Sans Pro" fo:font-size="10.5pt" fo:letter-spacing="normal" fo:font-style="italic" fo:font-weight="bold" loext:padding="0cm" loext:border="none"/>
    </style:style>
    <style:style style:name="P20" style:family="paragraph" style:parent-style-name="Text_20_body">
      <style:paragraph-properties fo:margin-top="0cm" fo:margin-bottom="0cm" loext:contextual-spacing="false" fo:line-height="100%" fo:text-align="end" style:justify-single-word="false" fo:orphans="2" fo:widows="2"/>
      <style:text-properties fo:text-transform="capitalize" fo:color="#000000" style:font-name="Source Sans Pro" fo:font-size="10.5pt" fo:letter-spacing="normal" fo:font-style="italic" fo:font-weight="bold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512da8" style:font-name="Source Sans Pro" fo:font-size="9.75pt" fo:letter-spacing="normal" fo:font-style="normal" fo:font-weight="normal" fo:background-color="#512da8" loext:padding="0.049cm" loext:border="1.5pt solid #000000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4a148c" style:font-name="Source Sans Pro" fo:font-size="9.75pt" fo:letter-spacing="normal" fo:font-style="normal" fo:font-weight="normal" fo:background-color="#4a148c" loext:padding="0.049cm" loext:border="1.5pt solid #000000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text-transform="capitalize" fo:color="#5e35b1" style:font-name="Source Sans Pro" fo:font-size="9.75pt" fo:letter-spacing="normal" fo:font-style="normal" fo:font-weight="normal" fo:background-color="#5e35b1" loext:padding="0.049cm" loext:border="1.5pt solid #000000"/>
    </style:style>
    <style:style style:name="P24" style:family="paragraph" style:parent-style-name="Text_20_body">
      <style:paragraph-properties fo:margin-top="0cm" fo:margin-bottom="0cm" loext:contextual-spacing="false" fo:orphans="2" fo:widows="2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1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 fo:background-color="transparent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orphans="30" fo:widows="2" fo:text-indent="0cm" style:auto-text-indent="false"/>
      <style:text-properties style:text-line-through-style="none" style:text-line-through-type="none" style:text-underline-style="none" fo:font-weight="normal" style:text-blinking="false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4a148c" style:font-name="Source Sans Pro" fo:font-size="9.75pt" fo:letter-spacing="normal" fo:font-style="normal" fo:font-weight="normal" fo:background-color="#4a148c" loext:padding="0.049cm" loext:border="1.5pt solid #000000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1a237e" style:font-name="Source Sans Pro" fo:font-size="9.75pt" fo:letter-spacing="normal" fo:font-style="normal" fo:font-weight="normal" fo:background-color="#1a237e" loext:padding="0.049cm" loext:border="1.5pt solid #000000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6a1b9a" style:font-name="Source Sans Pro" fo:font-size="9.75pt" fo:letter-spacing="normal" fo:font-style="normal" fo:font-weight="normal" fo:background-color="#6a1b9a" loext:padding="0.049cm" loext:border="1.5pt solid #000000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283593" style:font-name="Source Sans Pro" fo:font-size="9.75pt" fo:letter-spacing="normal" fo:font-style="normal" fo:font-weight="normal" fo:background-color="#283593" loext:padding="0.049cm" loext:border="1.5pt solid #000000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512da8" style:font-name="Source Sans Pro" fo:font-size="9.75pt" fo:letter-spacing="normal" fo:font-style="normal" fo:font-weight="normal" fo:background-color="#512da8" loext:padding="0.049cm" loext:border="1.5pt solid #000000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01579b" style:font-name="Source Sans Pro" fo:font-size="9.75pt" fo:letter-spacing="normal" fo:font-style="normal" fo:font-weight="normal" fo:background-color="#01579b" loext:padding="0.049cm" loext:border="1.5pt solid #000000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01579b" fo:font-size="9.75pt" fo:background-color="#01579b" loext:padding="0.049cm" loext:border="1.5pt solid #000000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0d47a1" style:font-name="Source Sans Pro" fo:font-size="9.75pt" fo:letter-spacing="normal" fo:font-style="normal" fo:font-weight="normal" fo:background-color="#0d47a1" loext:padding="0.049cm" loext:border="1.5pt solid #000000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7b1fa2" style:font-name="Source Sans Pro" fo:font-size="9.75pt" fo:letter-spacing="normal" fo:font-style="normal" fo:font-weight="normal" fo:background-color="#7b1fa2" loext:padding="0.049cm" loext:border="1.5pt solid #000000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1565c0" style:font-name="Source Sans Pro" fo:font-size="9.75pt" fo:letter-spacing="normal" fo:font-style="normal" fo:font-weight="normal" fo:background-color="#1565c0" loext:padding="0.049cm" loext:border="1.5pt solid #000000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capitalize" fo:color="#5e35b1" style:font-name="Source Sans Pro" fo:font-size="9.75pt" fo:letter-spacing="normal" fo:font-style="normal" fo:font-weight="normal" fo:background-color="#5e35b1" loext:padding="0.049cm" loext:border="1.5pt solid #000000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30" fo:widows="2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4a148c" style:font-name="Source Sans Pro" fo:font-size="9.75pt" fo:letter-spacing="normal" fo:font-style="normal" fo:font-weight="normal" fo:background-color="#4a148c" loext:padding="0.049cm" loext:border="1.5pt solid #000000"/>
    </style:style>
    <style:style style:name="P42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1a237e" style:font-name="Source Sans Pro" fo:font-size="9.75pt" fo:letter-spacing="normal" fo:font-style="normal" fo:font-weight="normal" fo:background-color="#1a237e" loext:padding="0.049cm" loext:border="1.5pt solid #000000"/>
    </style:style>
    <style:style style:name="P43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6a1b9a" style:font-name="Source Sans Pro" fo:font-size="9.75pt" fo:letter-spacing="normal" fo:font-style="normal" fo:font-weight="normal" fo:background-color="#6a1b9a" loext:padding="0.049cm" loext:border="1.5pt solid #000000"/>
    </style:style>
    <style:style style:name="P44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283593" style:font-name="Source Sans Pro" fo:font-size="9.75pt" fo:letter-spacing="normal" fo:font-style="normal" fo:font-weight="normal" fo:background-color="#283593" loext:padding="0.049cm" loext:border="1.5pt solid #000000"/>
    </style:style>
    <style:style style:name="P45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512da8" style:font-name="Source Sans Pro" fo:font-size="9.75pt" fo:letter-spacing="normal" fo:font-style="normal" fo:font-weight="normal" fo:background-color="#512da8" loext:padding="0.049cm" loext:border="1.5pt solid #000000"/>
    </style:style>
    <style:style style:name="P46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01579b" style:font-name="Source Sans Pro" fo:font-size="9.75pt" fo:letter-spacing="normal" fo:font-style="normal" fo:font-weight="normal" fo:background-color="#01579b" loext:padding="0.049cm" loext:border="1.5pt solid #000000"/>
    </style:style>
    <style:style style:name="P47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0d47a1" style:font-name="Source Sans Pro" fo:font-size="9.75pt" fo:letter-spacing="normal" fo:font-style="normal" fo:font-weight="normal" fo:background-color="#0d47a1" loext:padding="0.049cm" loext:border="1.5pt solid #000000"/>
    </style:style>
    <style:style style:name="P48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7b1fa2" style:font-name="Source Sans Pro" fo:font-size="9.75pt" fo:letter-spacing="normal" fo:font-style="normal" fo:font-weight="normal" fo:background-color="#7b1fa2" loext:padding="0.049cm" loext:border="1.5pt solid #000000"/>
    </style:style>
    <style:style style:name="P49" style:family="paragraph" style:parent-style-name="Text_20_body">
      <style:paragraph-properties fo:margin-left="0cm" fo:margin-right="0cm" fo:margin-top="0cm" fo:margin-bottom="0.026cm" loext:contextual-spacing="false" fo:text-align="center" style:justify-single-word="false" fo:orphans="1" fo:widows="2" fo:text-indent="0cm" style:auto-text-indent="false"/>
      <style:text-properties fo:text-transform="capitalize" fo:color="#1565c0" style:font-name="Source Sans Pro" fo:font-size="9.75pt" fo:letter-spacing="normal" fo:font-style="normal" fo:font-weight="normal" fo:background-color="#1565c0" loext:padding="0.049cm" loext:border="1.5pt solid #000000"/>
    </style:style>
    <style:style style:name="P50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51" style:family="paragraph" style:parent-style-name="Text_20_body">
      <style:paragraph-properties fo:margin-top="0cm" fo:margin-bottom="0.026cm" loext:contextual-spacing="false" fo:line-height="200%" fo:text-align="start" style:justify-single-word="false" fo:orphans="30" fo:widows="2"/>
      <style:text-properties fo:font-variant="normal" fo:text-transform="none" fo:color="#000000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fo:background-color="transparent" loext:char-shading-value="0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font-style="italic"/>
    </style:style>
    <style:style style:name="T4" style:family="text">
      <style:text-properties fo:text-transform="lowercase" fo:font-size="9pt" fo:font-weight="normal"/>
    </style:style>
    <style:style style:name="T5" style:family="text">
      <style:text-properties fo:text-transform="lowercase" fo:font-size="9pt" fo:font-weight="normal" loext:padding="0cm" loext:border="none"/>
    </style:style>
    <style:style style:name="T6" style:family="text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Source Sans Pro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style:font-name="Source Sans Pro" fo:font-size="10.5pt" fo:letter-spacing="normal" fo:font-style="normal" fo:font-weight="bold"/>
    </style:style>
    <style:style style:name="T11" style:family="text">
      <style:text-properties fo:font-variant="normal" fo:text-transform="none" fo:color="#000000" style:font-name="Source Sans Pro" fo:font-size="10.5pt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chał Jałowik</text:p>
      <text:p text:style-name="P5">08:51</text:p>
      <text:p text:style-name="P13">hej, co sie pokazuje jak wklejacie http://localhost:8080</text:p>
      <text:p text:style-name="P13">w postman?</text:p>
      <text:p text:style-name="P38">Mi</text:p>
      <text:p text:style-name="P9">Michał Garnczarski</text:p>
      <text:p text:style-name="P6">08:52</text:p>
      <text:p text:style-name="P13">Jak sprawdzałem parę dni temu, to pokazywało się to, co w przeglądarce</text:p>
      <text:p text:style-name="P38">Mi</text:p>
      <text:p text:style-name="P9">Michał Garnczarski</text:p>
      <text:p text:style-name="P6">08:52</text:p>
      <text:p text:style-name="P13">Tylko najpierw trzeba było odpalić program w Eclipsie</text:p>
      <text:p text:style-name="P37">Mi</text:p>
      <text:p text:style-name="P9">Michał Binduga</text:p>
      <text:p text:style-name="P6">08:53</text:p>
      <text:p text:style-name="P13">{"timestamp":"2020-04-19T06:28:55.591+0000","status":404,"error":"Not Found","message":"No message available","path":"/"}</text:p>
      <text:p text:style-name="P34">Mi</text:p>
      <text:p text:style-name="P9">Michał Jałowik</text:p>
      <text:p text:style-name="P6">08:54</text:p>
      <text:p text:style-name="P13">ok to jest ok</text:p>
      <text:p text:style-name="P30">Ja</text:p>
      <text:p text:style-name="P9">Jacek Dajda</text:p>
      <text:p text:style-name="P6">08:58</text:p>
      <text:p text:style-name="P13">Dzień dobry Państwu! :-)</text:p>
      <text:p text:style-name="P37">Mi</text:p>
      <text:p text:style-name="P9">Michał Binduga</text:p>
      <text:p text:style-name="P6">08:58</text:p>
      <text:p text:style-name="P13">Dzień dobry.</text:p>
      <text:p text:style-name="P38">Mi</text:p>
      <text:p text:style-name="P9">Michał Garnczarski</text:p>
      <text:p text:style-name="P6">08:58</text:p>
      <text:p text:style-name="P13">Dzień dobry</text:p>
      <text:p text:style-name="P38">Ma</text:p>
      <text:p text:style-name="P20"><text:span text:style-name="T2">Marcin Latacz</text:span><text:span text:style-name="T5">(offline)</text:span></text:p>
      <text:p text:style-name="P6">08:58</text:p>
      <text:p text:style-name="P13">dzien dobry</text:p>
      <text:p text:style-name="P30">Ja</text:p>
      <text:p text:style-name="P9"><text:soft-page-break/>Jacek Dajda</text:p>
      <text:p text:style-name="P6">08:58</text:p>
      <text:p text:style-name="P13">powyższy komunikat (błąd 404) jest prawidłowy :-)</text:p>
      <text:p text:style-name="P34">Mi</text:p>
      <text:p text:style-name="P9">Michał Jałowik</text:p>
      <text:p text:style-name="P6">08:59</text:p>
      <text:p text:style-name="P13">pytalem bo dzis przy odpapeniu w ilteliJ pokazal ze nie laczy sie z enroller.db</text:p>
      <text:p text:style-name="P34">Mi</text:p>
      <text:p text:style-name="P9">Michał Jałowik</text:p>
      <text:p text:style-name="P6">08:59</text:p>
      <text:p text:style-name="P13">poprawilem sciezke na piechote i chyba ok</text:p>
      <text:p text:style-name="P30">Ja</text:p>
      <text:p text:style-name="P9">Jacek Dajda</text:p>
      <text:p text:style-name="P6">09:00</text:p>
      <text:p text:style-name="P13">to dziwne, bo powinno tak samo się zachować jak pod Eclipse.</text:p>
      <text:p text:style-name="P30">Ja</text:p>
      <text:p text:style-name="P9">Jacek Dajda</text:p>
      <text:p text:style-name="P6">09:00</text:p>
      <text:p text:style-name="P13">ale skoro działa to na razie zostawmy :)</text:p>
      <text:p text:style-name="P34">Mi</text:p>
      <text:p text:style-name="P9">Michał Jałowik</text:p>
      <text:p text:style-name="P6">09:00</text:p>
      <text:p text:style-name="P13">w srode bylo ok jak odpalalem</text:p>
      <text:p text:style-name="P30">Kr</text:p>
      <text:p text:style-name="P20"><text:span text:style-name="T2">Krzysztof Duda</text:span><text:span text:style-name="T5">(offline)</text:span></text:p>
      <text:p text:style-name="P6">09:15</text:p>
      <text:p text:style-name="P13">widać</text:p>
      <text:p text:style-name="P31">Łu</text:p>
      <text:p text:style-name="P20"><text:span text:style-name="T2">Łukasz Kaczmarek</text:span><text:span text:style-name="T5">(offline)</text:span></text:p>
      <text:p text:style-name="P6">09:17</text:p>
      <text:p text:style-name="P13">Ja mam zajety port 8080</text:p>
      <text:p text:style-name="P30">Kr</text:p>
      <text:p text:style-name="P20"><text:span text:style-name="T2">Krzysztof Duda</text:span><text:span text:style-name="T5">(offline)</text:span></text:p>
      <text:p text:style-name="P6">09:18</text:p>
      <text:p text:style-name="P13">ja mam error: out of memory</text:p>
      <text:p text:style-name="P30">Kr</text:p>
      <text:p text:style-name="P20"><text:span text:style-name="T2">Krzysztof Duda</text:span><text:span text:style-name="T5">(offline)</text:span></text:p>
      <text:p text:style-name="P6">09:29</text:p>
      <text:p text:style-name="P13"><text:soft-page-break/>u mnie juz działa :)</text:p>
      <text:p text:style-name="P34">Mi</text:p>
      <text:p text:style-name="P9">Michał Jałowik</text:p>
      <text:p text:style-name="P6">09:37</text:p>
      <text:p text:style-name="P13">P Jacku nie mozna wlaczyc konspektu</text:p>
      <text:p text:style-name="P34">Mi</text:p>
      <text:p text:style-name="P9">Michał Jałowik</text:p>
      <text:p text:style-name="P6">09:38</text:p>
      <text:p text:style-name="P13">"Nie można powtórnie przejrzeć lekcji."</text:p>
      <text:p text:style-name="P33">Ma</text:p>
      <text:p text:style-name="P20"><text:span text:style-name="T2">Magdalena Gądek</text:span><text:span text:style-name="T5">(offline)</text:span></text:p>
      <text:p text:style-name="P6">09:40</text:p>
      <text:p text:style-name="P13">Nietety u mnie port 8080 zajety</text:p>
      <text:p text:style-name="P30">Ja</text:p>
      <text:p text:style-name="P9">Jacek Dajda</text:p>
      <text:p text:style-name="P6">09:41</text:p>
      <text:p text:style-name="P13">dalej port 8080 zajety?</text:p>
      <text:p text:style-name="P31">Łu</text:p>
      <text:p text:style-name="P20"><text:span text:style-name="T2">Łukasz Kaczmarek</text:span><text:span text:style-name="T5">(offline)</text:span></text:p>
      <text:p text:style-name="P6">09:41</text:p>
      <text:p text:style-name="P13">Ja juz sobie poradzilem</text:p>
      <text:p text:style-name="P38">Mi</text:p>
      <text:p text:style-name="P9">Michał Garnczarski</text:p>
      <text:p text:style-name="P6">09:41</text:p>
      <text:p text:style-name="P13">u mnie działa</text:p>
      <text:p text:style-name="P29">Mi</text:p>
      <text:p text:style-name="P9">Michał Bobrowski</text:p>
      <text:p text:style-name="P6">09:41</text:p>
      <text:p text:style-name="P13">u mnie działa też</text:p>
      <text:p text:style-name="P34">Mi</text:p>
      <text:p text:style-name="P9">Michał Jałowik</text:p>
      <text:p text:style-name="P6">09:41</text:p>
      <text:p text:style-name="P13">u mnie nie dziala :(</text:p>
      <text:p text:style-name="P30">Ja</text:p>
      <text:p text:style-name="P9">Jacek Dajda</text:p>
      <text:p text:style-name="P6">09:44</text:p>
      <text:p text:style-name="P7"><text:a xlink:type="simple" xlink:href="https://moodle.ki.agh.edu.pl/mod/page/view.php?id=3483" office:target-frame-name="_blank" xlink:show="new" text:style-name="Internet_20_link" text:visited-style-name="Visited_20_Internet_20_Link"><text:span text:style-name="T6">https://moodle.ki.agh.edu.pl/mod/page/view.php?id=3483</text:span></text:a></text:p>
      <text:p text:style-name="P34">Mi</text:p>
      <text:p text:style-name="P9"><text:soft-page-break/>Michał Jałowik</text:p>
      <text:p text:style-name="P6">09:44</text:p>
      <text:p text:style-name="P13">ok dzięki</text:p>
      <text:p text:style-name="P33">Ma</text:p>
      <text:p text:style-name="P20"><text:span text:style-name="T2">Magdalena Gądek</text:span><text:span text:style-name="T5">(offline)</text:span></text:p>
      <text:p text:style-name="P6">09:45</text:p>
      <text:p text:style-name="P13">Pracuje nad rozwiazaniem - wczoraj dzialal :)</text:p>
      <text:p text:style-name="P33">Ma</text:p>
      <text:p text:style-name="P20"><text:span text:style-name="T2">Magdalena Gądek</text:span><text:span text:style-name="T5">(offline)</text:span></text:p>
      <text:p text:style-name="P6">09:45</text:p>
      <text:p text:style-name="P13">Dziekuje :)</text:p>
      <text:p text:style-name="P30">Ja</text:p>
      <text:p text:style-name="P9">Jacek Dajda</text:p>
      <text:p text:style-name="P6">09:48</text:p>
      <text:p text:style-name="P13">wkleiłem do wspólnych notatek</text:p>
      <text:p text:style-name="P30">Ja</text:p>
      <text:p text:style-name="P9">Jacek Dajda</text:p>
      <text:p text:style-name="P6">09:48</text:p>
      <text:p text:style-name="P13">kod zmieniający domyślny port</text:p>
      <text:p text:style-name="P33">Ma</text:p>
      <text:p text:style-name="P20"><text:span text:style-name="T2">Magdalena Gądek</text:span><text:span text:style-name="T5">(offline)</text:span></text:p>
      <text:p text:style-name="P6">09:50</text:p>
      <text:p text:style-name="P13">Panie Jacku, bardzo dziekuje, 8083 juz dziala! :-)</text:p>
      <text:p text:style-name="P30">Ja</text:p>
      <text:p text:style-name="P9">Jacek Dajda</text:p>
      <text:p text:style-name="P6">09:51</text:p>
      <text:p text:style-name="P13">ok, to dobrze</text:p>
      <text:p text:style-name="P13">:)</text:p>
      <text:p text:style-name="P38">Ma</text:p>
      <text:p text:style-name="P20"><text:span text:style-name="T2">Marcin Latacz</text:span><text:span text:style-name="T5">(offline)</text:span></text:p>
      <text:p text:style-name="P6">09:55</text:p>
      <text:p text:style-name="P13">jak zmienic OBJECT na PARTICIPANT ? :)</text:p>
      <text:p text:style-name="P30">Ja</text:p>
      <text:p text:style-name="P9">Jacek Dajda</text:p>
      <text:p text:style-name="P6">09:55</text:p>
      <text:p text:style-name="P13">rzutoowanie</text:p>
      <text:p text:style-name="P13">mamy (Participant) obiekt</text:p>
      <text:p text:style-name="P38">Ma</text:p>
      <text:p text:style-name="P20"><text:soft-page-break/><text:span text:style-name="T2">Marcin Latacz</text:span><text:span text:style-name="T5">(offline)</text:span></text:p>
      <text:p text:style-name="P6">09:56</text:p>
      <text:p text:style-name="P13">dziekuje</text:p>
      <text:p text:style-name="P34">Mi</text:p>
      <text:p text:style-name="P9">Michał Jałowik</text:p>
      <text:p text:style-name="P6">10:04</text:p>
      <text:p text:style-name="P13">dziala</text:p>
      <text:p text:style-name="P30">Ja</text:p>
      <text:p text:style-name="P20"><text:span text:style-name="T2">Jakub Chochół</text:span><text:span text:style-name="T5">(offline)</text:span></text:p>
      <text:p text:style-name="P6">10:04</text:p>
      <text:p text:style-name="P13">Czy taki zapis jest poprawny: return (Participant) connector.getSession().createCriteria(Participant.class).add(Restrictions.eq("login", login)).list().get(0); ?</text:p>
      <text:p text:style-name="P30">Ja</text:p>
      <text:p text:style-name="P9">Jacek Dajda</text:p>
      <text:p text:style-name="P6">10:06</text:p>
      <text:p text:style-name="P13">dosyć skomplikowane :)</text:p>
      <text:p text:style-name="P13">return (Participant) connector.getSession().get(Participant.class, login);</text:p>
      <text:p text:style-name="P30">Ja</text:p>
      <text:p text:style-name="P20"><text:span text:style-name="T2">Jakub Chochół</text:span><text:span text:style-name="T5">(offline)</text:span></text:p>
      <text:p text:style-name="P6">10:06</text:p>
      <text:p text:style-name="P13">działać działa</text:p>
      <text:p text:style-name="P13">ale fakt zapis skomplikowany</text:p>
      <text:p text:style-name="P39">Ka</text:p>
      <text:p text:style-name="P20"><text:span text:style-name="T2">Katarzyna Kucia</text:span><text:span text:style-name="T5">(offline)</text:span></text:p>
      <text:p text:style-name="P6">10:08</text:p>
      <text:p text:style-name="P13">u mnie nie działa, ponieważ nie wiem, gdzie zrobić rzutowanie</text:p>
      <text:p text:style-name="P38">Ma</text:p>
      <text:p text:style-name="P20"><text:span text:style-name="T2">Marcin Latacz</text:span><text:span text:style-name="T5">(offline)</text:span></text:p>
      <text:p text:style-name="P6">10:09</text:p>
      <text:p text:style-name="P13">ja probowalem zrobic to tak i nie dzialalo:<text:line-break/>public Participant findByLogin(String login) {<text:line-break/><text:line-break/>String hql = "FROM Participant P WHERE P.login="+login;<text:line-break/>Query query = connector.getSession().createQuery(hql);<text:line-break/><text:line-break/>return (Participant) query.uniqueResult();<text:line-break/>}</text:p>
      <text:p text:style-name="P13">co zrobilem zle?</text:p>
      <text:p text:style-name="P39">Ka</text:p>
      <text:p text:style-name="P20"><text:soft-page-break/><text:span text:style-name="T2">Katarzyna Kucia</text:span><text:span text:style-name="T5">(offline)</text:span></text:p>
      <text:p text:style-name="P6">10:09</text:p>
      <text:p text:style-name="P13">Dziękuję bardzo</text:p>
      <text:p text:style-name="P39">Ka</text:p>
      <text:p text:style-name="P20"><text:span text:style-name="T2">Katarzyna Kucia</text:span><text:span text:style-name="T5">(offline)</text:span></text:p>
      <text:p text:style-name="P6">10:10</text:p>
      <text:p text:style-name="P13">u mnie kod się kompiluje teraz</text:p>
      <text:p text:style-name="P13">tylko w Postmanie jest coś takiego</text:p>
      <text:p text:style-name="P39">Ka</text:p>
      <text:p text:style-name="P20"><text:span text:style-name="T2">Katarzyna Kucia</text:span><text:span text:style-name="T5">(offline)</text:span></text:p>
      <text:p text:style-name="P6">10:10</text:p>
      <text:p text:style-name="P13">{"timestamp":"2020-04-19T08:07:47.434+0000","status":404,"error":"Not Found","message":"No message available","path":"/participants/user2"}</text:p>
      <text:p text:style-name="P39">Ka</text:p>
      <text:p text:style-name="P20"><text:span text:style-name="T2">Katarzyna Kucia</text:span><text:span text:style-name="T5">(offline)</text:span></text:p>
      <text:p text:style-name="P6">10:10</text:p>
      <text:p text:style-name="P13">ok</text:p>
      <text:p text:style-name="P38">Ma</text:p>
      <text:p text:style-name="P20"><text:span text:style-name="T2">Marcin Latacz</text:span><text:span text:style-name="T5">(offline)</text:span></text:p>
      <text:p text:style-name="P6">10:11</text:p>
      <text:p text:style-name="P13">ok, dziekuje bardzo</text:p>
      <text:p text:style-name="P29">Gr</text:p>
      <text:p text:style-name="P9">Grzegorz Kozieł</text:p>
      <text:p text:style-name="P6">10:12</text:p>
      <text:p text:style-name="P13">OK</text:p>
      <text:p text:style-name="P29">Gr</text:p>
      <text:p text:style-name="P9">Grzegorz Kozieł</text:p>
      <text:p text:style-name="P6">10:13</text:p>
      <text:p text:style-name="P13">u mnie jak wpisze uzytkownika nieistniejacego to dodstaje:</text:p>
      <text:p text:style-name="P13">{<text:line-break/>"timestamp": "2020-04-19T08:12:38.251+0000",<text:line-break/>"status": 500,<text:line-break/>"error": "Internal Server Error",<text:line-break/>"message": "Index: 0, Size: 0",<text:line-break/>"path": "/participants/user1"<text:line-break/>}</text:p>
      <text:p text:style-name="P29">Gr</text:p>
      <text:p text:style-name="P9">Grzegorz Kozieł</text:p>
      <text:p text:style-name="P6">10:13</text:p>
      <text:p text:style-name="P13"><text:soft-page-break/>nie mam nic czerwonego</text:p>
      <text:p text:style-name="P29">Gr</text:p>
      <text:p text:style-name="P9">Grzegorz Kozieł</text:p>
      <text:p text:style-name="P6">10:14</text:p>
      <text:p text:style-name="P13">tak</text:p>
      <text:p text:style-name="P29">Gr</text:p>
      <text:p text:style-name="P9">Grzegorz Kozieł</text:p>
      <text:p text:style-name="P6">10:15</text:p>
      <text:p text:style-name="P13">tak</text:p>
      <text:p text:style-name="P13">{<text:line-break/>"login": "user2",<text:line-break/>"password": "password"<text:line-break/>}</text:p>
      <text:p text:style-name="P29">Gr</text:p>
      <text:p text:style-name="P9">Grzegorz Kozieł</text:p>
      <text:p text:style-name="P6">10:16</text:p>
      <text:p text:style-name="P13">jest if (participant == null) {<text:line-break/>return new ResponseEntity(HttpStatus.NOT_FOUND);<text:line-break/>}</text:p>
      <text:p text:style-name="P39">Ka</text:p>
      <text:p text:style-name="P20"><text:span text:style-name="T2">Katarzyna Kucia</text:span><text:span text:style-name="T5">(offline)</text:span></text:p>
      <text:p text:style-name="P6">10:16</text:p>
      <text:p text:style-name="P13">u mnie wciąż to, co było :(</text:p>
      <text:p text:style-name="P13">{"timestamp":"2020-04-19T08:07:47.434+0000","status":404,"error":"Not Found","message":"No message available","path":"/participants/user2"}</text:p>
      <text:p text:style-name="P39">Ka</text:p>
      <text:p text:style-name="P20"><text:span text:style-name="T2">Katarzyna Kucia</text:span><text:span text:style-name="T5">(offline)</text:span></text:p>
      <text:p text:style-name="P6">10:17</text:p>
      <text:p text:style-name="P13">a w konsoli jest taki zapis:</text:p>
      <text:p text:style-name="P13">The Tomcat connector configured to listen on port 8080 failed to start. The port may already be in use or the connector may be misconfigured.</text:p>
      <text:p text:style-name="P39">Ka</text:p>
      <text:p text:style-name="P20"><text:span text:style-name="T2">Katarzyna Kucia</text:span><text:span text:style-name="T5">(offline)</text:span></text:p>
      <text:p text:style-name="P6">10:19</text:p>
      <text:p text:style-name="P13">działa po terminate :)!</text:p>
      <text:p text:style-name="P13">Dziękuję bardzo!</text:p>
      <text:p text:style-name="P30">Ja</text:p>
      <text:p text:style-name="P9">Jacek Dajda</text:p>
      <text:p text:style-name="P6">10:20</text:p>
      <text:p text:style-name="P13"><text:soft-page-break/>String hql = "FROM Participant P WHERE P.login='"+login+"'";<text:line-break/>Query query = connector.getSession().createQuery(hql);</text:p>
      <text:p text:style-name="P38">Ma</text:p>
      <text:p text:style-name="P20"><text:span text:style-name="T2">Marcin Latacz</text:span><text:span text:style-name="T5">(offline)</text:span></text:p>
      <text:p text:style-name="P6">10:20</text:p>
      <text:p text:style-name="P13">czyli '' przy login. rozumiem. Bardzo dziekuje</text:p>
      <text:p text:style-name="P29">Gr</text:p>
      <text:p text:style-name="P9">Grzegorz Kozieł</text:p>
      <text:p text:style-name="P6">10:20</text:p>
      <text:p text:style-name="P13">znalazłem: nie dziala // return (Participant) connector.getSession().createCriteria(Participant.class).add(Restrictions.eq("login", login)).list().get(0);</text:p>
      <text:p text:style-name="P29">Gr</text:p>
      <text:p text:style-name="P9">Grzegorz Kozieł</text:p>
      <text:p text:style-name="P6">10:21</text:p>
      <text:p text:style-name="P13">a działa to: return (Participant) connector.getSession().get(Participant.class, login);</text:p>
      <text:p text:style-name="P33">Ew</text:p>
      <text:p text:style-name="P20"><text:span text:style-name="T2">Ewa Janczykowska</text:span><text:span text:style-name="T5">(offline)</text:span></text:p>
      <text:p text:style-name="P6">10:21</text:p>
      <text:p text:style-name="P13">zamiast list() uzyj .uniqueResult()</text:p>
      <text:p text:style-name="P29">Gr</text:p>
      <text:p text:style-name="P9">Grzegorz Kozieł</text:p>
      <text:p text:style-name="P6">10:21</text:p>
      <text:p text:style-name="P13">przy pierwszym byl blad:500, przy drugim:404</text:p>
      <text:p text:style-name="P30">Ja</text:p>
      <text:p text:style-name="P9">Jacek Dajda</text:p>
      <text:p text:style-name="P6">10:22</text:p>
      <text:p text:style-name="P13">działa to: return (Participant) connector.getSession().get(Participant.class, login);</text:p>
      <text:p text:style-name="P29">Gr</text:p>
      <text:p text:style-name="P9">Grzegorz Kozieł</text:p>
      <text:p text:style-name="P6">10:22</text:p>
      <text:p text:style-name="P13">dla tego co nieistnieje, wpis z restrykcjami dawał bład 500</text:p>
      <text:p text:style-name="P30">Ja</text:p>
      <text:p text:style-name="P20"><text:span text:style-name="T2">Jakub Chochół</text:span><text:span text:style-name="T5">(offline)</text:span></text:p>
      <text:p text:style-name="P6">10:38</text:p>
      <text:p text:style-name="P13">mam błąd podczas uruchamiana programu : Failed to read HTTP message: org.springframework.http.converter.HttpMessageNotReadableException:</text:p>
      <text:p text:style-name="P37">Mi</text:p>
      <text:p text:style-name="P9">Michał Binduga</text:p>
      <text:p text:style-name="P6">10:39</text:p>
      <text:p text:style-name="P13"><text:soft-page-break/>można chwilkę zaczekać</text:p>
      <text:p text:style-name="P30">Ja</text:p>
      <text:p text:style-name="P20"><text:span text:style-name="T2">Jakub Chochół</text:span><text:span text:style-name="T5">(offline)</text:span></text:p>
      <text:p text:style-name="P6">10:39</text:p>
      <text:p text:style-name="P13">teraz sytuacją się zmieniła, program kompiluje się normalnie</text:p>
      <text:p text:style-name="P13">ale</text:p>
      <text:p text:style-name="P13">właśnie</text:p>
      <text:p text:style-name="P13">w postmanie mam błąd, już wkleję</text:p>
      <text:p text:style-name="P30">Ja</text:p>
      <text:p text:style-name="P20"><text:span text:style-name="T2">Jakub Chochół</text:span><text:span text:style-name="T5">(offline)</text:span></text:p>
      <text:p text:style-name="P6">10:40</text:p>
      <text:p text:style-name="P13">400 bad request</text:p>
      <text:p text:style-name="P13">Required request body is missing: public org.springframework.http.ResponseEntity&lt;?&gt;</text:p>
      <text:p text:style-name="P30">Ja</text:p>
      <text:p text:style-name="P20"><text:span text:style-name="T2">Jakub Chochół</text:span><text:span text:style-name="T5">(offline)</text:span></text:p>
      <text:p text:style-name="P6">10:41</text:p>
      <text:p text:style-name="P13">ok, teraz tak</text:p>
      <text:p text:style-name="P13">"status": 415,<text:line-break/>"error": "Unsupported Media Type",</text:p>
      <text:p text:style-name="P13">text/plain;charset=UTF-8' not supported",</text:p>
      <text:p text:style-name="P13">tak</text:p>
      <text:p text:style-name="P30">Ja</text:p>
      <text:p text:style-name="P20"><text:span text:style-name="T2">Jakub Chochół</text:span><text:span text:style-name="T5">(offline)</text:span></text:p>
      <text:p text:style-name="P6">10:42</text:p>
      <text:p text:style-name="P13">o nie było JSONa</text:p>
      <text:p text:style-name="P13">a teraz</text:p>
      <text:p text:style-name="P13">"status": 500,<text:line-break/>"error": "Internal Server Error",<text:line-break/>"message": "Index 0 out of bounds for length 0",<text:line-break/>"path": "/participants"<text:line-break/>}</text:p>
      <text:p text:style-name="P30">Ja</text:p>
      <text:p text:style-name="P20"><text:span text:style-name="T2">Jakub Chochół</text:span><text:span text:style-name="T5">(offline)</text:span></text:p>
      <text:p text:style-name="P6">10:42</text:p>
      <text:p text:style-name="P13">ten etap tak samo</text:p>
      <text:p text:style-name="P34">Mi</text:p>
      <text:p text:style-name="P9">Michał Jałowik</text:p>
      <text:p text:style-name="P6">10:42</text:p>
      <text:p text:style-name="P13">kunimikat:</text:p>
      <text:p text:style-name="P13">Unable to create. A participant with login somelogin2 already exist.</text:p>
      <text:p text:style-name="P34"><text:soft-page-break/>Mi</text:p>
      <text:p text:style-name="P9">Michał Jałowik</text:p>
      <text:p text:style-name="P6">10:43</text:p>
      <text:p text:style-name="P13">Unable to create. A participant with login somelogin3 already exist.</text:p>
      <text:p text:style-name="P30">Ja</text:p>
      <text:p text:style-name="P20"><text:span text:style-name="T2">Jakub Chochół</text:span><text:span text:style-name="T5">(offline)</text:span></text:p>
      <text:p text:style-name="P6">10:43</text:p>
      <text:p text:style-name="P13">hmm dalej ten sam błąd</text:p>
      <text:p text:style-name="P34">Mi</text:p>
      <text:p text:style-name="P9">Michał Jałowik</text:p>
      <text:p text:style-name="P6">10:43</text:p>
      <text:p text:style-name="P13">to samo</text:p>
      <text:p text:style-name="P34">Mi</text:p>
      <text:p text:style-name="P9">Michał Jałowik</text:p>
      <text:p text:style-name="P6">10:43</text:p>
      <text:p text:style-name="P13">caly czas o samo</text:p>
      <text:p text:style-name="P34">Mi</text:p>
      <text:p text:style-name="P9">Michał Jałowik</text:p>
      <text:p text:style-name="P6">10:44</text:p>
      <text:p text:style-name="P13">rozni</text:p>
      <text:p text:style-name="P34">Mi</text:p>
      <text:p text:style-name="P9">Michał Jałowik</text:p>
      <text:p text:style-name="P6">10:44</text:p>
      <text:p text:style-name="P13">mam tak samo</text:p>
      <text:p text:style-name="P34">Mi</text:p>
      <text:p text:style-name="P9">Michał Jałowik</text:p>
      <text:p text:style-name="P6">10:45</text:p>
      <text:p text:style-name="P13">byl blad</text:p>
      <text:p text:style-name="P34">Mi</text:p>
      <text:p text:style-name="P9">Michał Jałowik</text:p>
      <text:p text:style-name="P6">10:45</text:p>
      <text:p text:style-name="P13">juz ok dzieki :)</text:p>
      <text:p text:style-name="P34">Mi</text:p>
      <text:p text:style-name="P9">Michał Jałowik</text:p>
      <text:p text:style-name="P6">10:45</text:p>
      <text:p text:style-name="P13">w if'ie by patricipant</text:p>
      <text:p text:style-name="P30">Ja</text:p>
      <text:p text:style-name="P20"><text:span text:style-name="T2">Jakub Chochół</text:span><text:span text:style-name="T5">(offline)</text:span></text:p>
      <text:p text:style-name="P6"><text:soft-page-break/>10:45</text:p>
      <text:p text:style-name="P13">już działa, błąd występował w innej wersji poprzedniego etapu wyszukiwania Participanta</text:p>
      <text:p text:style-name="P30">Ja</text:p>
      <text:p text:style-name="P20"><text:span text:style-name="T2">Jakub Chochół</text:span><text:span text:style-name="T5">(offline)</text:span></text:p>
      <text:p text:style-name="P6">10:46</text:p>
      <text:p text:style-name="P13">tam gdzie miałem list.get(0)</text:p>
      <text:p text:style-name="P38">Mi</text:p>
      <text:p text:style-name="P9">Michał Garnczarski</text:p>
      <text:p text:style-name="P6">10:46</text:p>
      <text:p text:style-name="P13">Jak zorbić post w POstmanie?</text:p>
      <text:p text:style-name="P30">Kr</text:p>
      <text:p text:style-name="P20"><text:span text:style-name="T2">Krzysztof Duda</text:span><text:span text:style-name="T5">(offline)</text:span></text:p>
      <text:p text:style-name="P6">10:46</text:p>
      <text:p text:style-name="P13">ja mam błąd Error creating bean with name 'participantRestController': Unsatisfied dependency</text:p>
      <text:p text:style-name="P38">Mi</text:p>
      <text:p text:style-name="P9">Michał Garnczarski</text:p>
      <text:p text:style-name="P6">10:48</text:p>
      <text:p text:style-name="P13">Wybierając POST nie mam pola do wpisywania</text:p>
      <text:p text:style-name="P30">Kr</text:p>
      <text:p text:style-name="P20"><text:span text:style-name="T2">Krzysztof Duda</text:span><text:span text:style-name="T5">(offline)</text:span></text:p>
      <text:p text:style-name="P6">10:48</text:p>
      <text:p text:style-name="P13">nie kompiluje sie</text:p>
      <text:p text:style-name="P30">Ja</text:p>
      <text:p text:style-name="P9">Jacek Dajda</text:p>
      <text:p text:style-name="P6">10:48</text:p>
      <text:p text:style-name="P13">Panie Krzysztofie, czy kod się kompiluje?</text:p>
      <text:p text:style-name="P39">Ka</text:p>
      <text:p text:style-name="P20"><text:span text:style-name="T2">Katarzyna Kucia</text:span><text:span text:style-name="T5">(offline)</text:span></text:p>
      <text:p text:style-name="P6">10:49</text:p>
      <text:p text:style-name="P13">Ja jeszcze chciałam prosić o wklejenie kodu z ParticipantService, po refaktoryzacji podkreśla mi się session</text:p>
      <text:p text:style-name="P39">Ka</text:p>
      <text:p text:style-name="P20"><text:span text:style-name="T2">Katarzyna Kucia</text:span><text:span text:style-name="T5">(offline)</text:span></text:p>
      <text:p text:style-name="P6">10:49</text:p>
      <text:p text:style-name="P13">Bardzo dziękuję :)</text:p>
      <text:p text:style-name="P39">Ka</text:p>
      <text:p text:style-name="P20"><text:span text:style-name="T2">Katarzyna Kucia</text:span><text:span text:style-name="T5">(offline)</text:span></text:p>
      <text:p text:style-name="P6">10:49</text:p>
      <text:p text:style-name="P13">cały :)</text:p>
      <text:p text:style-name="P34"><text:soft-page-break/>Mi</text:p>
      <text:p text:style-name="P9">Michał Jałowik</text:p>
      <text:p text:style-name="P6">10:49</text:p>
      <text:p text:style-name="P13">czy bedzimy zapisywac pozniej do bazy enroller.db ?</text:p>
      <text:p text:style-name="P39">Ka</text:p>
      <text:p text:style-name="P20"><text:span text:style-name="T2">Katarzyna Kucia</text:span><text:span text:style-name="T5">(offline)</text:span></text:p>
      <text:p text:style-name="P6">10:49</text:p>
      <text:p text:style-name="P13">a tak naprawdę powyżej tego, co Pan podkreślił</text:p>
      <text:p text:style-name="P13">ok</text:p>
      <text:p text:style-name="P34">Mi</text:p>
      <text:p text:style-name="P9">Michał Jałowik</text:p>
      <text:p text:style-name="P6">10:50</text:p>
      <text:p text:style-name="P13">w sencie nowych uczestnikow ?</text:p>
      <text:p text:style-name="P30">Ja</text:p>
      <text:p text:style-name="P9">Jacek Dajda</text:p>
      <text:p text:style-name="P6">10:50</text:p>
      <text:p text:style-name="P7"><text:a xlink:type="simple" xlink:href="https://moodle.ki.agh.edu.pl/mod/page/view.php?id=3484" office:target-frame-name="_blank" xlink:show="new" text:style-name="Internet_20_link" text:visited-style-name="Visited_20_Internet_20_Link"><text:span text:style-name="T6">https://moodle.ki.agh.edu.pl/mod/page/view.php?id=3484</text:span></text:a></text:p>
      <text:p text:style-name="P39">Ka</text:p>
      <text:p text:style-name="P20"><text:span text:style-name="T2">Katarzyna Kucia</text:span><text:span text:style-name="T5">(offline)</text:span></text:p>
      <text:p text:style-name="P6">10:50</text:p>
      <text:p text:style-name="P13">dziękuję bardzo!</text:p>
      <text:p text:style-name="P34">Mi</text:p>
      <text:p text:style-name="P9">Michał Jałowik</text:p>
      <text:p text:style-name="P6">10:50</text:p>
      <text:p text:style-name="P13">jak edytuje baze nie mam nic</text:p>
      <text:p text:style-name="P34">Mi</text:p>
      <text:p text:style-name="P9">Michał Jałowik</text:p>
      <text:p text:style-name="P6">10:51</text:p>
      <text:p text:style-name="P13">tak chcialbym zobaczyc w sqllite</text:p>
      <text:p text:style-name="P34">Mi</text:p>
      <text:p text:style-name="P9">Michał Jałowik</text:p>
      <text:p text:style-name="P6">10:53</text:p>
      <text:p text:style-name="P13">jest ok dziala po odswiezeniu</text:p>
      <text:p text:style-name="P13">dzieki :)</text:p>
      <text:p text:style-name="P30">Ja</text:p>
      <text:p text:style-name="P9">Jacek Dajda</text:p>
      <text:p text:style-name="P6">10:54</text:p>
      <text:p text:style-name="P13">świetnie :)</text:p>
      <text:p text:style-name="P38"><text:soft-page-break/>Mi</text:p>
      <text:p text:style-name="P9">Michał Garnczarski</text:p>
      <text:p text:style-name="P6">10:56</text:p>
      <text:p text:style-name="P13">Postman pokazuje komunikat "Unable to create. A participant with login somelogin2 already exist."</text:p>
      <text:p text:style-name="P38">Mi</text:p>
      <text:p text:style-name="P9">Michał Garnczarski</text:p>
      <text:p text:style-name="P6">10:57</text:p>
      <text:p text:style-name="P13">Ale, jak daję GET to nie ma nowego usera</text:p>
      <text:p text:style-name="P30">Ja</text:p>
      <text:p text:style-name="P9">Jacek Dajda</text:p>
      <text:p text:style-name="P6">10:58</text:p>
      <text:p text:style-name="P13">a getall?</text:p>
      <text:p text:style-name="P30">Ja</text:p>
      <text:p text:style-name="P9">Jacek Dajda</text:p>
      <text:p text:style-name="P6">11:00</text:p>
      <text:p text:style-name="P13">&lt;dependency&gt;<text:line-break/>&lt;groupId&gt;org.springframework.boot&lt;/groupId&gt;<text:line-break/>&lt;artifactId&gt;spring-boot-devtools&lt;/artifactId&gt;<text:line-break/>&lt;/dependency&gt;</text:p>
      <text:p text:style-name="P38">Mi</text:p>
      <text:p text:style-name="P9">Michał Garnczarski</text:p>
      <text:p text:style-name="P6">11:00</text:p>
      <text:p text:style-name="P13">Miałem błąd</text:p>
      <text:p text:style-name="P38">Mi</text:p>
      <text:p text:style-name="P9">Michał Garnczarski</text:p>
      <text:p text:style-name="P6">11:01</text:p>
      <text:p text:style-name="P13">Miałem foundParticipant == null</text:p>
      <text:p text:style-name="P13">zamiast foundParticipant != null</text:p>
      <text:p text:style-name="P50"><text:span text:style-name="T8"><text:line-break/>Welcome to </text:span><text:span text:style-name="T10">Programowanie aplikacji webowych 2 - laboratorium 19.04</text:span><text:span text:style-name="T8">!<text:line-break/><text:line-break/>For help on using BigBlueButton see these (short) </text:span><text:a xlink:type="simple" xlink:href="http://www.bigbluebutton.org/content/videos" office:target-frame-name="_blank" xlink:show="new" text:style-name="Internet_20_link" text:visited-style-name="Visited_20_Internet_20_Link"><text:span text:style-name="T6">tutorial videos</text:span></text:a><text:span text:style-name="T8">.<text:line-break/><text:line-break/>To join the audio bridge click the phone icon (top center). </text:span><text:span text:style-name="T10">Please use a headset to avoid causing background noise for others.</text:span><text:span text:style-name="T8"><text:line-break/><text:line-break/>Ta sesja jest rejestrowana.<text:line-break/><text:line-break/>This server is running </text:span><text:a xlink:type="simple" xlink:href="http://docs.bigbluebutton.org/" office:target-frame-name="_blank" xlink:show="new" text:style-name="Internet_20_link" text:visited-style-name="Visited_20_Internet_20_Link"><text:span text:style-name="T6">BigBlueButton</text:span></text:a><text:span text:style-name="T8">.</text:span></text:p>
      <text:p text:style-name="P38"><text:soft-page-break/>Ma</text:p>
      <text:p text:style-name="P20"><text:span text:style-name="T2">Marcin Latacz</text:span><text:span text:style-name="T5">(offline)</text:span></text:p>
      <text:p text:style-name="P6">11:10</text:p>
      <text:p text:style-name="P13">mozna jeszcze prosic klase part..Service</text:p>
      <text:p text:style-name="P13">?</text:p>
      <text:p text:style-name="P13">dziekuje</text:p>
      <text:p text:style-name="P30">Ja</text:p>
      <text:p text:style-name="P20"><text:span text:style-name="T2">Jakub Chochół</text:span><text:span text:style-name="T5">(offline)</text:span></text:p>
      <text:p text:style-name="P6">11:11</text:p>
      <text:p text:style-name="P13">request method</text:p>
      <text:p text:style-name="P34">Mi</text:p>
      <text:p text:style-name="P9">Michał Jałowik</text:p>
      <text:p text:style-name="P6">11:13</text:p>
      <text:p text:style-name="P13">dziala</text:p>
      <text:p text:style-name="P37">Mi</text:p>
      <text:p text:style-name="P9">Michał Binduga</text:p>
      <text:p text:style-name="P6">11:15</text:p>
      <text:p text:style-name="P13">Czy przy metodzie aktualizującej hasło trzeba pamiętać o jakichś haczykach czy jest ona analogiczna do pozostałych?</text:p>
      <text:p text:style-name="P34">Iz</text:p>
      <text:p text:style-name="P20"><text:span text:style-name="T2">Izabella Łęcka</text:span><text:span text:style-name="T5">(offline)</text:span></text:p>
      <text:p text:style-name="P6">11:17</text:p>
      <text:p text:style-name="P13">czy można zobaczyć jeszcze ParticipantRes?</text:p>
      <text:p text:style-name="P37">Mi</text:p>
      <text:p text:style-name="P9">Michał Binduga</text:p>
      <text:p text:style-name="P6">11:17</text:p>
      <text:p text:style-name="P13">Super. Dziękuję za odpowiedź.</text:p>
      <text:p text:style-name="P30">Ja</text:p>
      <text:p text:style-name="P9">Jacek Dajda</text:p>
      <text:p text:style-name="P6">11:17</text:p>
      <text:p text:style-name="P7"><text:a xlink:type="simple" xlink:href="https://moodle.ki.agh.edu.pl/mod/page/view.php?id=3485" office:target-frame-name="_blank" xlink:show="new" text:style-name="Internet_20_link" text:visited-style-name="Visited_20_Internet_20_Link"><text:span text:style-name="T6">https://moodle.ki.agh.edu.pl/mod/page/view.php?id=3485</text:span></text:a></text:p>
      <text:p text:style-name="P37">Mi</text:p>
      <text:p text:style-name="P9">Michał Binduga</text:p>
      <text:p text:style-name="P6">11:24</text:p>
      <text:p text:style-name="P13">mam pytanie. Czy można wrzucić plik na githuba bez użycia konsoli?</text:p>
      <text:p text:style-name="P30">Ja</text:p>
      <text:p text:style-name="P9">Jacek Dajda</text:p>
      <text:p text:style-name="P6">11:25</text:p>
      <text:p text:style-name="P7"><text:soft-page-break/><text:a xlink:type="simple" xlink:href="https://moodle.ki.agh.edu.pl/mod/page/view.php?id=3486" office:target-frame-name="_blank" xlink:show="new" text:style-name="Internet_20_link" text:visited-style-name="Visited_20_Internet_20_Link"><text:span text:style-name="T6">https://moodle.ki.agh.edu.pl/mod/page/view.php?id=3486</text:span></text:a></text:p>
      <text:p text:style-name="P29">Mi</text:p>
      <text:p text:style-name="P9">Michał Bobrowski</text:p>
      <text:p text:style-name="P6">11:26</text:p>
      <text:p text:style-name="P13">github desktop można użyć</text:p>
      <text:p text:style-name="P37">Mi</text:p>
      <text:p text:style-name="P9">Michał Binduga</text:p>
      <text:p text:style-name="P6">11:27</text:p>
      <text:p text:style-name="P13">tylko ja właśnie pobrałem projekt od Pana a nie klonowąłem</text:p>
      <text:p text:style-name="P37">Mi</text:p>
      <text:p text:style-name="P9">Michał Binduga</text:p>
      <text:p text:style-name="P6">11:27</text:p>
      <text:p text:style-name="P13">o super</text:p>
      <text:p text:style-name="P37">Mi</text:p>
      <text:p text:style-name="P9">Michał Binduga</text:p>
      <text:p text:style-name="P6">11:29</text:p>
      <text:p text:style-name="P13">stworzyłem</text:p>
      <text:p text:style-name="P13">działam właśnie</text:p>
      <text:p text:style-name="P37">Mi</text:p>
      <text:p text:style-name="P9">Michał Binduga</text:p>
      <text:p text:style-name="P6">11:29</text:p>
      <text:p text:style-name="P13">fatal: not a git repository (or any of the parent directories): .git</text:p>
      <text:p text:style-name="P37">Mi</text:p>
      <text:p text:style-name="P9">Michał Binduga</text:p>
      <text:p text:style-name="P6">11:30</text:p>
      <text:p text:style-name="P13">ok mam</text:p>
      <text:p text:style-name="P30">Ja</text:p>
      <text:p text:style-name="P20"><text:span text:style-name="T2">Jakub Chochół</text:span><text:span text:style-name="T5">(offline)</text:span></text:p>
      <text:p text:style-name="P6">11:31</text:p>
      <text:p text:style-name="P13">wrzuciłem komendy do git basha i wrzucił commit na githuba natomiast jest pusty</text:p>
      <text:p text:style-name="P34">Mi</text:p>
      <text:p text:style-name="P9">Michał Jałowik</text:p>
      <text:p text:style-name="P6">11:31</text:p>
      <text:p text:style-name="P13">u mnie nie chce skopiowac na gitHub</text:p>
      <text:p text:style-name="P7"><text:span text:style-name="T8">$ git remote add origin </text:span><text:a xlink:type="simple" xlink:href="https://github.com/MichalJalowik/MeetingEnroller.git" office:target-frame-name="_blank" xlink:show="new" text:style-name="Internet_20_link" text:visited-style-name="Visited_20_Internet_20_Link"><text:span text:style-name="T6">https://github.com/MichalJalowik/MeetingEnroller.git</text:span></text:a><text:span text:style-name="T8"><text:line-break/>fatal: remote origin already exists.</text:span></text:p>
      <text:p text:style-name="P30">Ja</text:p>
      <text:p text:style-name="P20"><text:span text:style-name="T2">Jakub Chochół</text:span><text:span text:style-name="T5">(offline)</text:span></text:p>
      <text:p text:style-name="P6">11:31</text:p>
      <text:p text:style-name="P13"><text:soft-page-break/>widzę tylko agh-mwo-enroller-rest</text:p>
      <text:p text:style-name="P30">Ja</text:p>
      <text:p text:style-name="P9">Jacek Dajda</text:p>
      <text:p text:style-name="P6">11:31</text:p>
      <text:p text:style-name="P13">git remote rm origin</text:p>
      <text:p text:style-name="P30">Ja</text:p>
      <text:p text:style-name="P9">Jacek Dajda</text:p>
      <text:p text:style-name="P6">11:31</text:p>
      <text:p text:style-name="P13">a potem doodajemy swojego remote'a</text:p>
      <text:p text:style-name="P30">Ja</text:p>
      <text:p text:style-name="P20"><text:span text:style-name="T2">Jakub Chochół</text:span><text:span text:style-name="T5">(offline)</text:span></text:p>
      <text:p text:style-name="P6">11:31</text:p>
      <text:p text:style-name="P7"><text:a xlink:type="simple" xlink:href="https://github.com/kubajabko/mwo-paw" office:target-frame-name="_blank" xlink:show="new" text:style-name="Internet_20_link" text:visited-style-name="Visited_20_Internet_20_Link"><text:span text:style-name="T6">https://github.com/kubajabko/mwo-paw</text:span></text:a></text:p>
      <text:p text:style-name="P30">Ja</text:p>
      <text:p text:style-name="P20"><text:span text:style-name="T2">Jakub Chochół</text:span><text:span text:style-name="T5">(offline)</text:span></text:p>
      <text:p text:style-name="P6">11:32</text:p>
      <text:p text:style-name="P13">a rzeczywiście</text:p>
      <text:p text:style-name="P13">tu chyba jest problem</text:p>
      <text:p text:style-name="P37">Mi</text:p>
      <text:p text:style-name="P9">Michał Binduga</text:p>
      <text:p text:style-name="P6">11:33</text:p>
      <text:p text:style-name="P13">i jeszcze jak zrobiłem to gi commit</text:p>
      <text:p text:style-name="P13">to teraz tylko push</text:p>
      <text:p text:style-name="P13">?</text:p>
      <text:p text:style-name="P37">Mi</text:p>
      <text:p text:style-name="P9">Michał Binduga</text:p>
      <text:p text:style-name="P6">11:34</text:p>
      <text:p text:style-name="P13">no wlasnie nie wskazuje</text:p>
      <text:p text:style-name="P37">Mi</text:p>
      <text:p text:style-name="P9">Michał Binduga</text:p>
      <text:p text:style-name="P6">11:34</text:p>
      <text:p text:style-name="P13">dołżyłem remote</text:p>
      <text:p text:style-name="P13">i już jest</text:p>
      <text:p text:style-name="P30">Ja</text:p>
      <text:p text:style-name="P9">Jacek Dajda</text:p>
      <text:p text:style-name="P6">11:35</text:p>
      <text:p text:style-name="P13">git push -u origin master</text:p>
      <text:p text:style-name="P37">Mi</text:p>
      <text:p text:style-name="P9"><text:soft-page-break/>Michał Binduga</text:p>
      <text:p text:style-name="P6">11:35</text:p>
      <text:p text:style-name="P13">super</text:p>
      <text:p text:style-name="P13">działa</text:p>
      <text:p text:style-name="P13">dziękuje</text:p>
      <text:p text:style-name="P30">Ja</text:p>
      <text:p text:style-name="P20"><text:span text:style-name="T2">Jakub Chochół</text:span><text:span text:style-name="T5">(offline)</text:span></text:p>
      <text:p text:style-name="P6">11:36</text:p>
      <text:p text:style-name="P13">u mnie też już działa, dziękuję</text:p>
      <text:p text:style-name="P38">Ma</text:p>
      <text:p text:style-name="P20"><text:span text:style-name="T2">Marcin Latacz</text:span><text:span text:style-name="T5">(offline)</text:span></text:p>
      <text:p text:style-name="P6">11:36</text:p>
      <text:p text:style-name="P13">jak moge dodac uzytkownika teraz z poziomu heroku?</text:p>
      <text:p text:style-name="P34">Mi</text:p>
      <text:p text:style-name="P9">Michał Jałowik</text:p>
      <text:p text:style-name="P6">11:36</text:p>
      <text:p text:style-name="P13">nie moge wyslac na githuba</text:p>
      <text:p text:style-name="P30">Ja</text:p>
      <text:p text:style-name="P9">Jacek Dajda</text:p>
      <text:p text:style-name="P6">11:37</text:p>
      <text:p text:style-name="P13">https://NAZWA_TWOJEJ_APLIKACJI.herokuapp.com</text:p>
      <text:p text:style-name="P34">Mi</text:p>
      <text:p text:style-name="P9">Michał Jałowik</text:p>
      <text:p text:style-name="P6">11:37</text:p>
      <text:p text:style-name="P13">mam clona od Pana z githuba na dysku: C:\Users\micha\Desktop\Java programming\agh-mwo-enroller-rest</text:p>
      <text:p text:style-name="P38">Ma</text:p>
      <text:p text:style-name="P20"><text:span text:style-name="T2">Marcin Latacz</text:span><text:span text:style-name="T5">(offline)</text:span></text:p>
      <text:p text:style-name="P6">11:37</text:p>
      <text:p text:style-name="P13">Whitelabel Error Page<text:line-break/><text:line-break/>This application has no explicit mapping for /error, so you are seeing this as a fallback.<text:line-break/>Sun Apr 19 09:37:25 UTC 2020<text:line-break/>There was an unexpected error (type=Not Found, status=404).<text:line-break/>No message available</text:p>
      <text:p text:style-name="P13">mam taki</text:p>
      <text:p text:style-name="P34">Mi</text:p>
      <text:p text:style-name="P9">Michał Jałowik</text:p>
      <text:p text:style-name="P6">11:37</text:p>
      <text:p text:style-name="P13">i chce wyslac do nowego repo</text:p>
      <text:p text:style-name="P38"><text:soft-page-break/>Ma</text:p>
      <text:p text:style-name="P20"><text:span text:style-name="T2">Marcin Latacz</text:span><text:span text:style-name="T5">(offline)</text:span></text:p>
      <text:p text:style-name="P6">11:37</text:p>
      <text:p text:style-name="P13">jak wpisze w url/participants</text:p>
      <text:p text:style-name="P13">to dziala</text:p>
      <text:p text:style-name="P13">ale jak teraz dodac uzytkownikow?</text:p>
      <text:p text:style-name="P38">Ma</text:p>
      <text:p text:style-name="P20"><text:span text:style-name="T2">Marcin Latacz</text:span><text:span text:style-name="T5">(offline)</text:span></text:p>
      <text:p text:style-name="P6">11:38</text:p>
      <text:p text:style-name="P13">aha czyli w postmanie to robie. ok dziekuje Panu bardzo</text:p>
      <text:p text:style-name="P34">Mi</text:p>
      <text:p text:style-name="P9">Michał Jałowik</text:p>
      <text:p text:style-name="P6">11:38</text:p>
      <text:p text:style-name="P13">z git bash wpisune komendy:</text:p>
      <text:p text:style-name="P34">Mi</text:p>
      <text:p text:style-name="P9">Michał Jałowik</text:p>
      <text:p text:style-name="P6">11:38</text:p>
      <text:p text:style-name="P13">z katalogu oczywiscie</text:p>
      <text:p text:style-name="P34">Mi</text:p>
      <text:p text:style-name="P9">Michał Jałowik</text:p>
      <text:p text:style-name="P6">11:38</text:p>
      <text:p text:style-name="P7"><text:span text:style-name="T8">git init<text:line-break/>git add README.md<text:line-break/>git commit -m "first commit"<text:line-break/>git remote add origin </text:span><text:a xlink:type="simple" xlink:href="https://github.com/MichalJalowik/MeetingEnroller.git" office:target-frame-name="_blank" xlink:show="new" text:style-name="Internet_20_link" text:visited-style-name="Visited_20_Internet_20_Link"><text:span text:style-name="T6">https://github.com/MichalJalowik/MeetingEnroller.git</text:span></text:a><text:span text:style-name="T8"><text:line-break/>git push -u origin master</text:span></text:p>
      <text:p text:style-name="P34">Mi</text:p>
      <text:p text:style-name="P9">Michał Jałowik</text:p>
      <text:p text:style-name="P6">11:39</text:p>
      <text:p text:style-name="P7"><text:span text:style-name="T8">$ git push -u origin master<text:line-break/>remote: Permission to jdajda/agh-mwo-enroller-rest.git denied to MichalJalowik.<text:line-break/>fatal: unable to access '</text:span><text:a xlink:type="simple" xlink:href="https://github.com/jdajda/agh-mwo-enroller-rest.git/':" office:target-frame-name="_blank" xlink:show="new" text:style-name="Internet_20_link" text:visited-style-name="Visited_20_Internet_20_Link"><text:span text:style-name="T6">https://github.com/jdajda/agh-mwo-enroller-rest.git/':</text:span></text:a><text:span text:style-name="T8"> The requested URL returned error: 403</text:span></text:p>
      <text:p text:style-name="P30">Ja</text:p>
      <text:p text:style-name="P9">Jacek Dajda</text:p>
      <text:p text:style-name="P6">11:39</text:p>
      <text:p text:style-name="P13">Panie Michale</text:p>
      <text:p text:style-name="P13">w katalogu</text:p>
      <text:p text:style-name="P13">z poziomu basha/git</text:p>
      <text:p text:style-name="P30"><text:soft-page-break/>Ja</text:p>
      <text:p text:style-name="P9">Jacek Dajda</text:p>
      <text:p text:style-name="P6">11:40</text:p>
      <text:p text:style-name="P13">nievh Pan wywoła po kolei komendy (te z konspektu)</text:p>
      <text:p text:style-name="P13">git remote rm origin</text:p>
      <text:p text:style-name="P34">Mi</text:p>
      <text:p text:style-name="P9">Michał Jałowik</text:p>
      <text:p text:style-name="P6">11:40</text:p>
      <text:p text:style-name="P13">tak</text:p>
      <text:p text:style-name="P34">Mi</text:p>
      <text:p text:style-name="P9">Michał Jałowik</text:p>
      <text:p text:style-name="P6">11:41</text:p>
      <text:p text:style-name="P7"><text:span text:style-name="T8">git remote add origin </text:span><text:a xlink:type="simple" xlink:href="https://github.com/MichalJalowik/Enroller.git" office:target-frame-name="_blank" xlink:show="new" text:style-name="Internet_20_link" text:visited-style-name="Visited_20_Internet_20_Link"><text:span text:style-name="T6">https://github.com/MichalJalowik/Enroller.git</text:span></text:a><text:span text:style-name="T8"><text:line-break/>git push -u origin master</text:span></text:p>
      <text:p text:style-name="P7"><text:span text:style-name="T8">git remote add origin </text:span><text:a xlink:type="simple" xlink:href="https://github.com/MichalJalowik/Enroller.git" office:target-frame-name="_blank" xlink:show="new" text:style-name="Internet_20_link" text:visited-style-name="Visited_20_Internet_20_Link"><text:span text:style-name="T6">https://github.com/MichalJalowik/Enroller.git</text:span></text:a><text:span text:style-name="T8"><text:line-break/>git push -u origin master</text:span></text:p>
      <text:p text:style-name="P34">Mi</text:p>
      <text:p text:style-name="P9">Michał Jałowik</text:p>
      <text:p text:style-name="P6">11:41</text:p>
      <text:p text:style-name="P13">nie prosil</text:p>
      <text:p text:style-name="P13">nie ma</text:p>
      <text:p text:style-name="P34">Mi</text:p>
      <text:p text:style-name="P9">Michał Jałowik</text:p>
      <text:p text:style-name="P6">11:42</text:p>
      <text:p text:style-name="P13">modified: .idea/.gitignore<text:line-break/>modified: .idea/compiler.xml<text:line-break/>modified: .idea/dataSources.xml<text:line-break/>modified: .idea/misc.xml<text:line-break/>modified: enroller.db<text:line-break/>modified: enroller.iml<text:line-break/>modified: pom.xml<text:line-break/>modified: src/main/java/com/company/enroller/controllers/ParticipantRestController.java<text:line-break/>modified: src/main/java/com/company/enroller/model/Participant.java<text:line-break/>modified: src/main/java/com/company/enroller/persistence/ParticipantService.java<text:line-break/>modified: src/main/resources/hibernate.cfg.xml</text:p>
      <text:p text:style-name="P13">chyba nie ma commita</text:p>
      <text:p text:style-name="P34">Mi</text:p>
      <text:p text:style-name="P9">Michał Jałowik</text:p>
      <text:p text:style-name="P6">11:43</text:p>
      <text:p text:style-name="P13">git push</text:p>
      <text:p text:style-name="P34"><text:soft-page-break/>Mi</text:p>
      <text:p text:style-name="P9">Michał Jałowik</text:p>
      <text:p text:style-name="P6">11:43</text:p>
      <text:p text:style-name="P13">$ git commit -m 'dd'<text:line-break/>[master b67f6f0] dd<text:line-break/>11 files changed, 121 insertions(+), 14 deletions(-)</text:p>
      <text:p text:style-name="P30">Ja</text:p>
      <text:p text:style-name="P9">Jacek Dajda</text:p>
      <text:p text:style-name="P6">11:43</text:p>
      <text:p text:style-name="P13">i teraz co Pan ma w git status?</text:p>
      <text:p text:style-name="P34">Mi</text:p>
      <text:p text:style-name="P9">Michał Jałowik</text:p>
      <text:p text:style-name="P6">11:44</text:p>
      <text:p text:style-name="P13">On branch master<text:line-break/>nothing to commit, working tree clean</text:p>
      <text:p text:style-name="P30">Ja</text:p>
      <text:p text:style-name="P9">Jacek Dajda</text:p>
      <text:p text:style-name="P6">11:44</text:p>
      <text:p text:style-name="P13">super</text:p>
      <text:p text:style-name="P13">to teraz git upsh</text:p>
      <text:p text:style-name="P13">push</text:p>
      <text:p text:style-name="P34">Mi</text:p>
      <text:p text:style-name="P9">Michał Jałowik</text:p>
      <text:p text:style-name="P6">11:44</text:p>
      <text:p text:style-name="P13">$ git push<text:line-break/>fatal: The current branch master has no upstream branch.<text:line-break/>To push the current branch and set the remote as upstream, use<text:line-break/><text:line-break/>git push --set-upstream origin master</text:p>
      <text:p text:style-name="P30">Ja</text:p>
      <text:p text:style-name="P9">Jacek Dajda</text:p>
      <text:p text:style-name="P6">11:44</text:p>
      <text:p text:style-name="P13">niech Pan użyje podpowiedzi</text:p>
      <text:p text:style-name="P13">:)</text:p>
      <text:p text:style-name="P13">i zobaczmy</text:p>
      <text:p text:style-name="P34">Mi</text:p>
      <text:p text:style-name="P9">Michał Jałowik</text:p>
      <text:p text:style-name="P6">11:45</text:p>
      <text:p text:style-name="P13">ok :) dziala</text:p>
      <text:p text:style-name="P38"><text:soft-page-break/>Ma</text:p>
      <text:p text:style-name="P20"><text:span text:style-name="T2">Marcin Latacz</text:span><text:span text:style-name="T5">(offline)</text:span></text:p>
      <text:p text:style-name="P6">11:45</text:p>
      <text:p text:style-name="P13">u mnie dziala</text:p>
      <text:p text:style-name="P34">Mi</text:p>
      <text:p text:style-name="P9">Michał Jałowik</text:p>
      <text:p text:style-name="P6">11:45</text:p>
      <text:p text:style-name="P13">dzieki</text:p>
      <text:p text:style-name="P33">Łu</text:p>
      <text:p text:style-name="P9">Łukasz Kaczmarek</text:p>
      <text:p text:style-name="P6">11:46</text:p>
      <text:p text:style-name="P13">U mnie juz dziala na Heroku</text:p>
      <text:p text:style-name="P38">Ma</text:p>
      <text:p text:style-name="P20"><text:span text:style-name="T2">Marcin Latacz</text:span><text:span text:style-name="T5">(offline)</text:span></text:p>
      <text:p text:style-name="P6">11:46</text:p>
      <text:p text:style-name="P13">sprobuje</text:p>
      <text:p text:style-name="P37">Mi</text:p>
      <text:p text:style-name="P9">Michał Binduga</text:p>
      <text:p text:style-name="P6">11:51</text:p>
      <text:p text:style-name="P13">można?</text:p>
      <text:p text:style-name="P37">Mi</text:p>
      <text:p text:style-name="P9">Michał Binduga</text:p>
      <text:p text:style-name="P6">11:56</text:p>
      <text:p text:style-name="P13">po wejściu na aplikację jestem na Whitelabel</text:p>
      <text:p text:style-name="P13">Error page</text:p>
      <text:p text:style-name="P30">Ja</text:p>
      <text:p text:style-name="P9">Jacek Dajda</text:p>
      <text:p text:style-name="P6">11:56</text:p>
      <text:p text:style-name="P13">localhost:8080/</text:p>
      <text:p text:style-name="P37">Mi</text:p>
      <text:p text:style-name="P9">Michał Binduga</text:p>
      <text:p text:style-name="P6">11:56</text:p>
      <text:p text:style-name="P7"><text:a xlink:type="simple" xlink:href="https://mwo-projekt-rest.herokuapp.com/" office:target-frame-name="_blank" xlink:show="new" text:style-name="Internet_20_link" text:visited-style-name="Visited_20_Internet_20_Link"><text:span text:style-name="T6">https://mwo-projekt-rest.herokuapp.com/</text:span></text:a></text:p>
      <text:p text:style-name="P30">Ja</text:p>
      <text:p text:style-name="P9">Jacek Dajda</text:p>
      <text:p text:style-name="P6">11:56</text:p>
      <text:p text:style-name="P7"><text:a xlink:type="simple" xlink:href="https://mwo-projekt-rest.herokuapp.com/participants" office:target-frame-name="_blank" xlink:show="new" text:style-name="Internet_20_link" text:visited-style-name="Visited_20_Internet_20_Link"><text:span text:style-name="T6">https://mwo-projekt-rest.herokuapp.com/participants</text:span></text:a></text:p>
      <text:p text:style-name="P37">Mi</text:p>
      <text:p text:style-name="P9"><text:soft-page-break/>Michał Binduga</text:p>
      <text:p text:style-name="P6">11:56</text:p>
      <text:p text:style-name="P13">okej</text:p>
      <text:p text:style-name="P13">działa</text:p>
      <text:p text:style-name="P13">super</text:p>
      <text:p text:style-name="P34">Mi</text:p>
      <text:p text:style-name="P9">Michał Jałowik</text:p>
      <text:p text:style-name="P6">11:57</text:p>
      <text:p text:style-name="P7"><text:a xlink:type="simple" xlink:href="https://enroller-mj.herokuapp.com/participants" office:target-frame-name="_blank" xlink:show="new" text:style-name="Internet_20_link" text:visited-style-name="Visited_20_Internet_20_Link"><text:span text:style-name="T6">https://enroller-mj.herokuapp.com/participants</text:span></text:a></text:p>
      <text:p text:style-name="P34">Mi</text:p>
      <text:p text:style-name="P9">Michał Jałowik</text:p>
      <text:p text:style-name="P6">11:57</text:p>
      <text:p text:style-name="P13">heroku zaladowalo poprawnie</text:p>
      <text:p text:style-name="P34">Mi</text:p>
      <text:p text:style-name="P9">Michał Jałowik</text:p>
      <text:p text:style-name="P6">11:58</text:p>
      <text:p text:style-name="P13">lokalnie dziala</text:p>
      <text:p text:style-name="P34">Mi</text:p>
      <text:p text:style-name="P9">Michał Jałowik</text:p>
      <text:p text:style-name="P6">11:58</text:p>
      <text:p text:style-name="P13">moze lokalizacja w &lt;property name="connection.url"&gt;jdbc:sqlite:C:\Users\micha\Desktop\Java programming\agh-mwo-enroller-rest\enroller.db&lt;/property&gt;</text:p>
      <text:p text:style-name="P34">Mi</text:p>
      <text:p text:style-name="P9">Michał Jałowik</text:p>
      <text:p text:style-name="P6">11:58</text:p>
      <text:p text:style-name="P13">:)</text:p>
      <text:p text:style-name="P34">Mi</text:p>
      <text:p text:style-name="P9">Michał Jałowik</text:p>
      <text:p text:style-name="P6">11:58</text:p>
      <text:p text:style-name="P13">tak</text:p>
      <text:p text:style-name="P13">lokalnie nie dziala u mnie</text:p>
      <text:p text:style-name="P34">Mi</text:p>
      <text:p text:style-name="P9">Michał Jałowik</text:p>
      <text:p text:style-name="P6">11:59</text:p>
      <text:p text:style-name="P13">jdbc:sqlite:enroller.db</text:p>
      <text:p text:style-name="P13">win</text:p>
      <text:p text:style-name="P34">Mi</text:p>
      <text:p text:style-name="P9">Michał Jałowik</text:p>
      <text:p text:style-name="P6">11:59</text:p>
      <text:p text:style-name="P13"><text:soft-page-break/>czyli zmenic lokalnie teraz?</text:p>
      <text:p text:style-name="P30">Ja</text:p>
      <text:p text:style-name="P9">Jacek Dajda</text:p>
      <text:p text:style-name="P6">11:59</text:p>
      <text:p text:style-name="P13">jdbc:sqlite:enroller.db</text:p>
      <text:p text:style-name="P13">żeby działalo na heroku</text:p>
      <text:p text:style-name="P34">Mi</text:p>
      <text:p text:style-name="P9">Michał Jałowik</text:p>
      <text:p text:style-name="P6">12:00</text:p>
      <text:p text:style-name="P13">czyli edytowac nlokalnie i commit na git ?</text:p>
      <text:p text:style-name="P30">Ja</text:p>
      <text:p text:style-name="P9">Jacek Dajda</text:p>
      <text:p text:style-name="P6">12:00</text:p>
      <text:p text:style-name="P13">tak</text:p>
      <text:p text:style-name="P34">Mi</text:p>
      <text:p text:style-name="P9">Michał Jałowik</text:p>
      <text:p text:style-name="P6">12:01</text:p>
      <text:p text:style-name="P13">ok push poszedl</text:p>
      <text:p text:style-name="P13">i co teraz</text:p>
      <text:p text:style-name="P30">Ja</text:p>
      <text:p text:style-name="P9">Jacek Dajda</text:p>
      <text:p text:style-name="P6">12:02</text:p>
      <text:p text:style-name="P13">teraz powinno się samo zbudować</text:p>
      <text:p text:style-name="P30">Ja</text:p>
      <text:p text:style-name="P9">Jacek Dajda</text:p>
      <text:p text:style-name="P6">12:02</text:p>
      <text:p text:style-name="P13">o ile była opcja Enable Auto Deploys</text:p>
      <text:p text:style-name="P13">na heroku zaznaczona</text:p>
      <text:p text:style-name="P13">dziala</text:p>
      <text:p text:style-name="P13">proszę zerknąć</text:p>
      <text:p text:style-name="P13">przebudowało się i zdeplyowało</text:p>
      <text:p text:style-name="P34">Mi</text:p>
      <text:p text:style-name="P9">Michał Jałowik</text:p>
      <text:p text:style-name="P6">12:03</text:p>
      <text:p text:style-name="P13">ok juz ok</text:p>
      <text:p text:style-name="P34">Mi</text:p>
      <text:p text:style-name="P9">Michał Jałowik</text:p>
      <text:p text:style-name="P6">12:03</text:p>
      <text:p text:style-name="P13">chwile sie uaktualnie widocznie</text:p>
      <text:p text:style-name="P13"><text:soft-page-break/>super dzieki</text:p>
      <text:p text:style-name="P30">Ja</text:p>
      <text:p text:style-name="P9">Jacek Dajda</text:p>
      <text:p text:style-name="P6">12:03</text:p>
      <text:p text:style-name="P13">no tak, nie płacimy więc to nie działa błyskawicznie :)</text:p>
      <text:p text:style-name="P13">plus Maven chwilę buduje</text:p>
      <text:p text:style-name="P34">Mi</text:p>
      <text:p text:style-name="P9">Michał Jałowik</text:p>
      <text:p text:style-name="P6">12:03</text:p>
      <text:p text:style-name="P13">:)</text:p>
      <text:p text:style-name="P29">Gr</text:p>
      <text:p text:style-name="P9">Grzegorz Kozieł</text:p>
      <text:p text:style-name="P6">12:08</text:p>
      <text:p text:style-name="P13">ja mam z gitem:</text:p>
      <text:p text:style-name="P13">$ git add .<text:line-break/>warning: LF will be replaced by CRLF in src/main/java/com/company/enroller/controllers/ParticipantRestController.java.<text:line-break/>The file will have its original line endings in your working directory<text:line-break/>warning: LF will be replaced by CRLF in src/main/java/com/company/enroller/persistence/ParticipantService.java.<text:line-break/>The file will have its original line endings in your working directory</text:p>
      <text:p text:style-name="P34">Mi</text:p>
      <text:p text:style-name="P9">Michał Jałowik</text:p>
      <text:p text:style-name="P6">12:08</text:p>
      <text:p text:style-name="P13">moze Pan wrzucić treść klasy MeetingRest ..</text:p>
      <text:p text:style-name="P30">Ja</text:p>
      <text:p text:style-name="P9">Jacek Dajda</text:p>
      <text:p text:style-name="P6">12:09</text:p>
      <text:p text:style-name="P13">zaraz wrzucę, na razie wyświetlam :)</text:p>
      <text:p text:style-name="P30">Ja</text:p>
      <text:p text:style-name="P9">Jacek Dajda</text:p>
      <text:p text:style-name="P6">12:11</text:p>
      <text:p text:style-name="P7"><text:a xlink:type="simple" xlink:href="https://moodle.ki.agh.edu.pl/mod/page/view.php?id=3489" office:target-frame-name="_blank" xlink:show="new" text:style-name="Internet_20_link" text:visited-style-name="Visited_20_Internet_20_Link"><text:span text:style-name="T6">https://moodle.ki.agh.edu.pl/mod/page/view.php?id=3489</text:span></text:a></text:p>
      <text:p text:style-name="P36">Ka</text:p>
      <text:p text:style-name="P9">Katarzyna Kucia</text:p>
      <text:p text:style-name="P6">12:12</text:p>
      <text:p text:style-name="P13">dziękujemy!</text:p>
      <text:p text:style-name="P38">Ma</text:p>
      <text:p text:style-name="P20"><text:span text:style-name="T2">Marcin Latacz</text:span><text:span text:style-name="T5">(offline)</text:span></text:p>
      <text:p text:style-name="P6">12:15</text:p>
      <text:p text:style-name="P13"><text:soft-page-break/>czy tutaj zrobilem cos nie tak? klasa MeetingService<text:line-break/>public Meeting findById(long id) {<text:line-break/>return (Meeting) session.get(Meeting.class, id);<text:line-break/>}</text:p>
      <text:p text:style-name="P38">Ma</text:p>
      <text:p text:style-name="P20"><text:span text:style-name="T2">Marcin Latacz</text:span><text:span text:style-name="T5">(offline)</text:span></text:p>
      <text:p text:style-name="P6">12:15</text:p>
      <text:p text:style-name="P13">RestController zrobilem tak jak u Pana</text:p>
      <text:p text:style-name="P38">Ma</text:p>
      <text:p text:style-name="P20"><text:span text:style-name="T2">Marcin Latacz</text:span><text:span text:style-name="T5">(offline)</text:span></text:p>
      <text:p text:style-name="P6">12:16</text:p>
      <text:p text:style-name="P13">to moze tutaj?</text:p>
      <text:p text:style-name="P13">@RequestMapping(value = "/{id}", method = RequestMethod.GET)<text:line-break/>public ResponseEntity&lt;?&gt; getMeeting(@PathVariable("id") long id) {<text:line-break/>Meeting meeting = meetingService.findById(id);<text:line-break/>return new ResponseEntity&lt;Meeting&gt;(meeting, HttpStatus.OK);<text:line-break/>}</text:p>
      <text:p text:style-name="P38">Ma</text:p>
      <text:p text:style-name="P20"><text:span text:style-name="T2">Marcin Latacz</text:span><text:span text:style-name="T5">(offline)</text:span></text:p>
      <text:p text:style-name="P6">12:16</text:p>
      <text:p text:style-name="P13">w kazdym razie postman wywala mi 500</text:p>
      <text:p text:style-name="P34">Mi</text:p>
      <text:p text:style-name="P9">Michał Jałowik</text:p>
      <text:p text:style-name="P6">12:16</text:p>
      <text:p text:style-name="P13">moze Pan pokazać co powinno sie zadziac po dodaniu klasy MeetingRest ..</text:p>
      <text:p text:style-name="P34">Mi</text:p>
      <text:p text:style-name="P9">Michał Jałowik</text:p>
      <text:p text:style-name="P6">12:17</text:p>
      <text:p text:style-name="P13">tak ale jak to wyswietlic</text:p>
      <text:p text:style-name="P30">Ja</text:p>
      <text:p text:style-name="P9">Jacek Dajda</text:p>
      <text:p text:style-name="P6">12:17</text:p>
      <text:p text:style-name="P13">localhost:8080/meetings/2</text:p>
      <text:p text:style-name="P38">Ma</text:p>
      <text:p text:style-name="P20"><text:span text:style-name="T2">Marcin Latacz</text:span><text:span text:style-name="T5">(offline)</text:span></text:p>
      <text:p text:style-name="P6">12:17</text:p>
      <text:p text:style-name="P13">juz dziala, moze powinienem uruchomic raz jeszcze App.java</text:p>
      <text:p text:style-name="P34">Mi</text:p>
      <text:p text:style-name="P9">Michał Jałowik</text:p>
      <text:p text:style-name="P6"><text:soft-page-break/>12:17</text:p>
      <text:p text:style-name="P13">{<text:line-break/>"timestamp": "2020-04-19T10:17:48.862+0000",<text:line-break/>"status": 404,<text:line-break/>"error": "Not Found",<text:line-break/>"message": "No message available",<text:line-break/>"path": "/meetings/2"<text:line-break/>}</text:p>
      <text:p text:style-name="P34">Mi</text:p>
      <text:p text:style-name="P9">Michał Jałowik</text:p>
      <text:p text:style-name="P6">12:18</text:p>
      <text:p text:style-name="P13">dodalem tylko klase MeetingsREST</text:p>
      <text:p text:style-name="P13">czy cos wiecej z kodem trzeba ..</text:p>
      <text:p text:style-name="P38">Ma</text:p>
      <text:p text:style-name="P20"><text:span text:style-name="T2">Marcin Latacz</text:span><text:span text:style-name="T5">(offline)</text:span></text:p>
      <text:p text:style-name="P6">12:23</text:p>
      <text:p text:style-name="P13">dziekuje</text:p>
      <text:p text:style-name="P34">Mi</text:p>
      <text:p text:style-name="P9">Michał Jałowik</text:p>
      <text:p text:style-name="P6">12:23</text:p>
      <text:p text:style-name="P13">ok dzieki</text:p>
      <text:p text:style-name="P36">Ka</text:p>
      <text:p text:style-name="P9">Katarzyna Kucia</text:p>
      <text:p text:style-name="P6">12:23</text:p>
      <text:p text:style-name="P13">Dziękujemy bardzo</text:p>
      <text:p text:style-name="P38">Mi</text:p>
      <text:p text:style-name="P9">Michał Garnczarski</text:p>
      <text:p text:style-name="P6">12:24</text:p>
      <text:p text:style-name="P13">Dziękujemy</text:p>
      <text:p text:style-name="P32">Ba</text:p>
      <text:p text:style-name="P9">Barbara Janik</text:p>
      <text:p text:style-name="P6">12:24</text:p>
      <text:p text:style-name="P13">dziękujemy</text:p>
      <text:p text:style-name="P33">Ew</text:p>
      <text:p text:style-name="P20"><text:span text:style-name="T2">Ewa Janczykowska</text:span><text:span text:style-name="T5">(offline)</text:span></text:p>
      <text:p text:style-name="P10">12:24</text:p>
      <text:p text:style-name="P13">Dziękujemy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19T12:24:53.158000000</dc:date>
    <meta:editing-duration>PT19M38S</meta:editing-duration>
    <meta:editing-cycles>2</meta:editing-cycles>
    <meta:document-statistic meta:table-count="0" meta:image-count="0" meta:object-count="0" meta:page-count="26" meta:paragraph-count="908" meta:word-count="2369" meta:character-count="16611" meta:non-whitespace-character-count="15142"/>
  </office:meta>
</office:document-meta>
</file>